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a98" officeooo:paragraph-rsid="000caa98"/>
    </style:style>
    <style:style style:name="P2" style:family="paragraph" style:parent-style-name="Standard" style:list-style-name="L1">
      <style:text-properties officeooo:rsid="000caa98" officeooo:paragraph-rsid="000caa98"/>
    </style:style>
    <style:style style:name="P3" style:family="paragraph" style:parent-style-name="Standard" style:list-style-name="L1">
      <style:text-properties officeooo:rsid="001059e4" officeooo:paragraph-rsid="001059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ore’s Law states that the density of transistors will double every two years.</text:p>
      <text:p text:style-name="P1"/>
      <text:p text:style-name="P1">Some of the factors that prevent Moore’s Law from being satisfies are that:</text:p>
      <text:p text:style-name="P1"/>
      <text:list xml:id="list3336558426" text:style-name="L1">
        <text:list-item>
          <text:p text:style-name="P2">Increasing the density of transistors means adding more transistors, therefore they consume more power.</text:p>
        </text:list-item>
        <text:list-item>
          <text:p text:style-name="P2">The increased power output reflects as increased temperature which can burn the processor if too much.</text:p>
        </text:list-item>
        <text:list-item>
          <text:p text:style-name="P3">Dynamic power consumption cannot allow the frequency to increase so much according to the formula:</text:p>
          <text:list>
            <text:list-header>
              <text:p text:style-name="P3">P = a * CF(V)^2</text:p>
            </text:list-header>
          </text:list>
        </text:list-item>
        <text:list-item>
          <text:p text:style-name="P3">Voltage Scaling (V) must remain large enough to be within the transistor threshold voltage.</text:p>
        </text:list-item>
        <text:list-item>
          <text:p text:style-name="P3">Voltage scaling cannot prevent leakage power loss due to the transitor density being smaller, <text:s/>therefore insulators between conductors will become smaller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0:30:33.453762289</meta:creation-date>
    <dc:date>2022-04-05T10:43:57.873140959</dc:date>
    <meta:editing-duration>PT9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17" meta:character-count="725" meta:non-whitespace-character-count="620"/>
  </office:meta>
</office:document-meta>
</file>